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24pt" style:font-size-complex="24pt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"/>
    </style:style>
    <style:style style:name="P8" style:family="paragraph">
      <style:text-properties fo:font-size="18pt"/>
    </style:style>
    <style:style style:name="P9" style:family="paragraph">
      <style:text-properties style:font-name="Liberation Mono" fo:font-size="18pt"/>
    </style:style>
    <style:style style:name="P10" style:family="paragraph">
      <style:text-properties fo:font-size="20pt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14.039cm" svg:height="14.039cm" svg:x="2.94cm" svg:y="2.664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4.039cm" svg:height="14.039cm" svg:x="11.271cm" svg:y="2.6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draw:layer="layout" svg:width="7.665cm" svg:height="3.095cm" svg:x="3.003cm" svg:y="8.589cm">
          <draw:text-box>
            <text:p text:style-name="P3"><text:span text:style-name="T4">Voluminous</text:span></text:p>
            <text:p text:style-name="P3"><text:span text:style-name="T4">data</text:span></text:p>
          </draw:text-box>
        </draw:frame>
        <draw:frame draw:style-name="gr4" draw:text-style-name="P4" draw:layer="layout" svg:width="5.866cm" svg:height="3.095cm" svg:x="18.264cm" svg:y="8.89cm">
          <draw:text-box>
            <text:p text:style-name="P3"><text:span text:style-name="T4">Complex</text:span></text:p>
            <text:p text:style-name="P3"><text:span text:style-name="T4">data</text:span></text:p>
          </draw:text-box>
        </draw:frame>
        <draw:frame draw:style-name="gr4" draw:text-style-name="P6" draw:layer="layout" svg:width="3.978cm" svg:height="4.035cm" svg:x="12.06cm" svg:y="7.546cm">
          <draw:text-box>
            <text:p text:style-name="P5"><text:span text:style-name="T5">Big</text:span></text:p>
            <text:p text:style-name="P5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4" draw:layer="layout" svg:width="7.987cm" svg:height="3.095cm" svg:x="13.925cm" svg:y="8.081cm">
          <draw:text-box>
            <text:p text:style-name="P3"><text:span text:style-name="T4">Voluminous</text:span></text:p>
            <text:p text:style-name="P3"><text:span text:style-name="T4">spreadsheet</text:span></text:p>
          </draw:text-box>
        </draw:frame>
        <draw:frame draw:style-name="gr4" draw:text-style-name="P7" draw:layer="layout" svg:width="11.932cm" svg:height="17.531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4" draw:layer="layout" svg:width="7.987cm" svg:height="3.095cm" svg:x="13.925cm" svg:y="8.081cm">
          <draw:text-box>
            <text:p text:style-name="P3"><text:span text:style-name="T4">Complex</text:span></text:p>
            <text:p text:style-name="P3"><text:span text:style-name="T4">spreadsheet</text:span></text:p>
          </draw:text-box>
        </draw:frame>
        <draw:frame draw:style-name="gr4" draw:text-style-name="P9" draw:layer="layout" svg:width="21.457cm" svg:height="5.291cm" svg:x="2.078cm" svg:y="2.119cm">
          <draw:text-box>
            <text:p text:style-name="P8"><text:span text:style-name="T6">id <text:s/>price updated <text:s text:c="4"/>long <text:s text:c="6"/>lat <text:s text:c="6"/>zip <text:s text:c="5"/>...</text:span></text:p>
            <text:p text:style-name="P8"><text:span text:style-name="T6">-- <text:s/>----- ---------- <text:s/>---------- --------- ----- <text:s/></text:span></text:p>
            <text:p text:style-name="P8"><text:span text:style-name="T6">1 <text:s text:c="3"/>750 <text:s/>1391226689 <text:s/>-97.772741 30.437796 78729 <text:s text:c="3"/>...</text:span></text:p>
            <text:p text:style-name="P8"><text:span text:style-name="T6">2 <text:s text:c="2"/>1398 <text:s text:c="12"/>-122.68216 <text:s/>45.52551 <text:s/>97209 <text:s text:c="3"/>...</text:span></text:p>
            <text:p text:style-name="P8"><text:span text:style-name="T6">3 <text:s text:c="3"/>905 <text:s/>1391220478 <text:s/>-76.467017 42.47831 <text:s/>14850 <text:s text:c="3"/>...</text:span></text:p>
            <text:p text:style-name="P8"><text:span text:style-name="T6">4 <text:s text:c="3"/>815 <text:s/>1391230147 <text:s/>-105.27003 40.003697 80302 <text:s text:c="3"/>...</text:span></text:p>
            <text:p text:style-name="P8"><text:span text:style-name="T6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4" draw:layer="layout" svg:width="7.987cm" svg:height="3.095cm" svg:x="13.925cm" svg:y="8.081cm">
          <draw:text-box>
            <text:p text:style-name="P3"><text:span text:style-name="T4">Big</text:span></text:p>
            <text:p text:style-name="P3"><text:span text:style-name="T4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.4cm" svg:y="4.914cm" presentation:class="outline" presentation:placeholder="true">
          <draw:text-box/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ttp://en.wikipedia.org/wiki/Level_of_measurement</text:p>
            </draw:text-box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cos (geom_taco) for the fiscal policy thing</text:p>
              </text:list-item>
              <text:list-item>
                <text:p>Web analytics bagels</text:p>
              </text:list-item>
              <text:list-item>
                <text:p>Pictures</text:p>
              </text:list-item>
              <text:list-item>
                <text:p>Data-driven cul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4-02-04T20:36:37.876046939</dc:date>
    <meta:editing-duration>PT46M31S</meta:editing-duration>
    <meta:editing-cycles>19</meta:editing-cycles>
    <meta:document-statistic meta:object-count="80"/>
  </office:meta>
</office:document-meta>
</file>